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3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5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0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1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6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9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0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7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0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1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2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0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2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3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bdebfa" fo:background-color="#ffff00" style:font-size-asian="10pt" style:font-weight-asian="bold" style:font-name-complex="Arial1" style:font-size-complex="10pt" style:font-weight-complex="bold"/>
    </style:style>
    <style:style style:name="P130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beb722" style:font-name-complex="Arial2"/>
    </style:style>
    <style:style style:name="P131" style:family="paragraph" style:parent-style-name="Standard">
      <style:paragraph-properties fo:line-height="150%" fo:text-align="justify" style:justify-single-word="false"/>
      <style:text-properties style:font-name="Arial" officeooo:paragraph-rsid="00beb722" style:font-name-complex="Arial2"/>
    </style:style>
    <style:style style:name="P132" style:family="paragraph" style:parent-style-name="Standard">
      <style:paragraph-properties fo:line-height="150%" fo:text-align="justify" style:justify-single-word="false"/>
      <style:text-properties style:font-name="Arial1" officeooo:paragraph-rsid="00beb722" style:font-name-complex="Arial1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4" style:family="text">
      <style:text-properties style:font-name="Arial" fo:background-color="transparent" loext:char-shading-value="0" style:font-name-complex="Arial2"/>
    </style:style>
    <style:style style:name="T5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1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3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4" style:family="text">
      <style:text-properties style:font-name="Arial1" style:font-name-complex="Arial1"/>
    </style:style>
    <style:style style:name="T15" style:family="text">
      <style:text-properties style:font-name="Arial1" fo:font-weight="bold" style:font-weight-asian="bold" style:font-name-complex="Arial1"/>
    </style:style>
    <style:style style:name="T16" style:family="text">
      <style:text-properties style:font-name="Arial1" fo:font-weight="bold" officeooo:rsid="0094d329" style:font-weight-asian="bold" style:font-name-complex="Arial1" style:font-weight-complex="bold"/>
    </style:style>
    <style:style style:name="T17" style:family="text">
      <style:text-properties officeooo:rsid="0083ea84"/>
    </style:style>
    <style:style style:name="T18" style:family="text">
      <style:text-properties officeooo:rsid="00993847"/>
    </style:style>
    <style:style style:name="T19" style:family="text">
      <style:text-properties officeooo:rsid="00a3d778"/>
    </style:style>
    <style:style style:name="T20" style:family="text">
      <style:text-properties style:text-underline-style="none"/>
    </style:style>
    <style:style style:name="T21" style:family="text">
      <style:text-properties officeooo:rsid="00beb7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8"><text:placeholder text:placeholder-type="text">&lt;if test="o.type_id.code == '1'"&gt;</text:placeholder></text:p>
      <text:p text:style-name="P112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0"><text:span text:style-name="T1">Rosario, <text:s text:c="4"/></text:span><text:span text:style-name="T6"><text:placeholder text:placeholder-type="text">&lt;formatLang(o.date, date=True)&gt;</text:placeholder></text:span><text:span text:style-name="T1">-</text:span></text:p>
      <text:p text:style-name="P36">Sr.</text:p>
      <text:p text:style-name="P36">President<text:span text:style-name="T21">e</text:span> del </text:p>
      <text:p text:style-name="P36">Concejo Municipal de Rosario</text:p>
      <text:p text:style-name="P130">Conc. <text:span text:style-name="T21">Alejandro Rosello</text:span><text:tab/></text:p>
      <text:p text:style-name="P120">Presente</text:p>
      <text:p text:style-name="P43"/>
      <text:p text:style-name="P43">De mi mayor consideración:</text:p>
      <text:p text:style-name="P36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EXPEDIENTE PARLAMENTARIO N° / RESOLUCIÓN OTORGANTE</text:p>
          </table:table-cell>
          <table:table-cell table:style-name="Tabla1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9">EXPEDIENTE ADMINISTRATIVO N°</text:p>
          </table:table-cell>
          <table:table-cell table:style-name="Tabla1.B2" office:value-type="string">
            <text:p text:style-name="P123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9">BENEFICIARIO</text:p>
          </table:table-cell>
          <table:table-cell table:style-name="Tabla1.B2" office:value-type="string">
            <text:p text:style-name="P25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9">DESTINO DEL SUBSIDIO</text:p>
          </table:table-cell>
          <table:table-cell table:style-name="Tabla1.B2" office:value-type="string">
            <text:p text:style-name="P25"><text:span text:style-name="T12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9">FECHA DEL CARGO</text:p>
          </table:table-cell>
          <table:table-cell table:style-name="Tabla1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9">FECHA VENCIMIENTO RENDICIÓN </text:p>
          </table:table-cell>
          <table:table-cell table:style-name="Tabla1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9">IMPORTE</text:p>
          </table:table-cell>
          <table:table-cell table:style-name="Tabla1.B2" office:value-type="string">
            <text:p text:style-name="P99"><text:span text:style-name="T18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36"/>
      <text:p text:style-name="P36">Al respecto le comunico que, conforme puede apreciarse según documentación adjunta y motivos expuestos, el responsable solicita reasignar los recursos con el siguiente destino:</text:p>
      <text:p text:style-name="P36">Destino original asignado:</text:p>
      <text:p text:style-name="P66"><text:placeholder text:placeholder-type="text">&lt;o.subsidy_id.destination&gt;</text:placeholder></text:p>
      <text:p text:style-name="P46"/>
      <text:p text:style-name="P36">Destino dado:</text:p>
      <text:p text:style-name="P68"/>
      <text:p text:style-name="P49"/>
      <text:p text:style-name="P57"><text:span text:style-name="T1">Por lo expuesto de considerarlo oportuno debería precederse a aprobar por parte de esa Presidencia (con acuerdo de la Comisión Parlamentaria) lo peticionado (</text:span><text:span text:style-name="T4">Resolución del </text:span><text:soft-page-break/><text:span text:style-name="T4">14/04/11- Expte. N° 186.691/11- Apartado 3 ) .</text:span></text:p>
      <text:p text:style-name="P36">Sin otro motivo en particular lo saluda atte. </text:p>
      <text:p text:style-name="P36"/>
      <text:p text:style-name="P36"/>
      <text:p text:style-name="P59"><text:span text:style-name="T1">Esta Presidencia con acuerdo de la Comisión de Labor Parlamentaria aprueba el cambio del destino del subsidio dado por </text:span><text:span text:style-name="T8"><text:placeholder text:placeholder-type="text">&lt;o.subsidy_id.partner_id.name&gt;</text:placeholder></text:span><text:span text:style-name="T3"> </text:span><text:span text:style-name="T1">conforme se indica a continuación: </text:span></text:p>
      <text:p text:style-name="P36">Destino original asignado:</text:p>
      <text:p text:style-name="P46"/>
      <text:p text:style-name="P67"><text:placeholder text:placeholder-type="text">&lt;o.subsidy_id.destination&gt;</text:placeholder></text:p>
      <text:p text:style-name="P46"/>
      <text:p text:style-name="P48">Destino dado:</text:p>
      <text:p text:style-name="P49"/>
      <text:p text:style-name="P49"/>
      <text:p text:style-name="P48"/>
      <text:p text:style-name="P36">Pasen las presentes a la Contaduría General a sus efectos.</text:p>
      <text:p text:style-name="P36"/>
      <text:p text:style-name="P44">ROSARIO,…………………………………………….</text:p>
      <text:p text:style-name="P34"/>
      <text:p text:style-name="P87"><text:placeholder text:placeholder-type="text">&lt;/if&gt;</text:placeholder></text:p>
      <text:p text:style-name="P118"><text:placeholder text:placeholder-type="text">&lt;if test="o.type_id.code == '2'"&gt;</text:placeholder></text:p>
      <text:p text:style-name="P97"/>
      <text:p text:style-name="P69"/>
      <text:p text:style-name="P110"><text:span text:style-name="T10">Numero Interno :</text:span><text:span text:style-name="T13"><text:placeholder text:placeholder-type="text">&lt;o.subsidy_id.internal_number&gt;</text:placeholder></text:span></text:p>
      <text:p text:style-name="P101"/>
      <text:p text:style-name="P10">ROSARIO, <text:s/><text:span text:style-name="T11"><text:placeholder text:placeholder-type="text">&lt;formatLang(o.date, date=True)&gt;</text:placeholder></text:span></text:p>
      <text:p text:style-name="P4">Sr.</text:p>
      <text:p text:style-name="P4">Presient<text:span text:style-name="T21">e</text:span> del </text:p>
      <text:p text:style-name="P4">Concejo Municipal de Rosario</text:p>
      <text:p text:style-name="P132">Conc. <text:s/><text:span text:style-name="T2">Alejandro Rosello</text:span></text:p>
      <text:p text:style-name="P90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4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1">EXPEDIENTE ADMINISTRATIVO N°</text:p>
          </table:table-cell>
          <table:table-cell table:style-name="Tabla4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40"/>
      <text:p text:style-name="P40"/>
      <text:p text:style-name="P4"/>
      <text:p text:style-name="P62"><text:span text:style-name="T14">Esta Contaduría <text:s/>en fecha </text:span><text:span text:style-name="T6">……….</text:span><text:span text:style-name="T14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4"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19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5"><text:span text:style-name="T14">ROSARIO, <text:s text:c="4"/></text:span><text:span text:style-name="T6"><text:placeholder text:placeholder-type="text">&lt;formatLang(o.date, date=True)&gt;</text:placeholder></text:span><text:span text:style-name="T14">.-</text:span></text:p>
      <text:p text:style-name="P11">Sra.</text:p>
      <text:p text:style-name="P11">Secretaria Administrativa del </text:p>
      <text:p text:style-name="P11">Concejo Municipal</text:p>
      <text:p text:style-name="P11">C.P.N. Dra. Silvia Rodríguez Soto</text:p>
      <text:p text:style-name="P92">Presente</text:p>
      <text:p text:style-name="P3"/>
      <text:p text:style-name="P3">De mi mayor consideración:</text:p>
      <text:p text:style-name="P60"><text:span text:style-name="T14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">Se eleva la presente para la toma de su conocimiento.</text:p>
      <text:p text:style-name="P32">Sin otro motivo en particular la saluda atte. </text:p>
      <text:p text:style-name="P18"/>
      <text:p text:style-name="P4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1">EXPEDIENTE ADMINISTRATIVO N°</text:p>
          </table:table-cell>
          <table:table-cell table:style-name="Tabla5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40"/>
      <text:p text:style-name="P35"/>
      <text:p text:style-name="P89"/>
      <text:p text:style-name="P88"><text:placeholder text:placeholder-type="text">&lt;/if&gt;</text:placeholder></text:p>
      <text:p text:style-name="P95"/>
      <text:p text:style-name="P114"><text:placeholder text:placeholder-type="text">&lt;if test="o.type_id.code == '3'"&gt;</text:placeholder></text:p>
      <text:p text:style-name="P96"/>
      <text:p text:style-name="P112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111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38">Sr.</text:p>
      <text:p text:style-name="P38">Presient<text:span text:style-name="T21">e</text:span> del </text:p>
      <text:p text:style-name="P38">Concejo Municipal de Rosario</text:p>
      <text:p text:style-name="P131">Conc. <text:s/><text:span text:style-name="T21">Alejandro Rosello</text:span></text:p>
      <text:p text:style-name="P121">Presente</text:p>
      <text:p text:style-name="P38">De mi mayor consideración:</text:p>
      <text:p text:style-name="P38">Tengo el agrado de dirigirme a Ud. con relación al subsidio que ha otorgado el Concejo Municipal de Rosario conforme al siguiente detalle:</text:p>
      <text:p text:style-name="P47"/>
      <text:p text:style-name="P3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EXPEDIENTE PARLAMENTARIO N° / RESOLUCIÓN OTORGANTE</text:p>
          </table:table-cell>
          <table:table-cell table:style-name="Tabla2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4">EXPEDIENTE ADMINISTRATIVO N°</text:p>
          </table:table-cell>
          <table:table-cell table:style-name="Tabla2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4">BENEFICIARIO</text:p>
          </table:table-cell>
          <table:table-cell table:style-name="Tabla2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4">DESTINO DEL SUBSIDIO</text:p>
          </table:table-cell>
          <table:table-cell table:style-name="Tabla2.B2" office:value-type="string">
            <text:p text:style-name="P31"><text:span text:style-name="T12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4">FECHA DEL CARGO</text:p>
          </table:table-cell>
          <table:table-cell table:style-name="Tabla2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4">FECHA VENCIMIENTO RENDICIÓN </text:p>
          </table:table-cell>
          <table:table-cell table:style-name="Tabla2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4">IMPORTE</text:p>
          </table:table-cell>
          <table:table-cell table:style-name="Tabla2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47"/>
      <text:p text:style-name="P47"/>
      <text:p text:style-name="P38"><text:s/></text:p>
      <text:p text:style-name="P38">Esta Contaduría ha procedido el ………….. a informar a esa Superioridad que se encontraba pendiente de presentar a dicha fecha la totalidad de los comprobantes relativos al subsidio aludido.</text:p>
      <text:p text:style-name="P65"><text:span text:style-name="T1">Mediante la presente le comunicamos que el cuentadante ha dado cumplimiento el </text:span><text:span text:style-name="T9">…….</text:span><text:span text:style-name="T1"> con la presentación de la rendición requerida en su totalidad habiendo sido aprobada la misma mediante Disposición emitida por esta dependencia Nº <text:s/></text:span><text:span text:style-name="T9"><text:placeholder text:placeholder-type="text">&lt;', '.join(o.subsidy_id.rendition_ids.approval_arrangement_ids.mapped('number'))&gt;</text:placeholder></text:span><text:span text:style-name="T1">.</text:span></text:p>
      <text:p text:style-name="P38"><text:soft-page-break/>Sin otro motivo en particular lo saluda atentamente. </text:p>
      <text:p text:style-name="P119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6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45"/>
      <text:p text:style-name="P45">Sra.</text:p>
      <text:p text:style-name="P45">Secretaria Administrativa del </text:p>
      <text:p text:style-name="P45">Concejo Municipal</text:p>
      <text:p text:style-name="P45">C.P.N. Dra. Silvia Rodríguez Soto</text:p>
      <text:p text:style-name="P122">Presente</text:p>
      <text:p text:style-name="P37"/>
      <text:p text:style-name="P37">De mi mayor consideración:</text:p>
      <text:p text:style-name="P61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7">Se eleva la presente al solo <text:s/>efecto informativo para la toma de su conocimiento.</text:p>
      <text:p text:style-name="P107">Sin otro motivo en particular la saluda atte. </text:p>
      <text:p text:style-name="P3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ADMINISTRATIVO N°</text:p>
          </table:table-cell>
          <table:table-cell table:style-name="Tabla3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12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06"/>
      <text:p text:style-name="P107"/>
      <text:p text:style-name="P107"/>
      <text:p text:style-name="P102"><text:placeholder text:placeholder-type="text">&lt;/if&gt;</text:placeholder></text:p>
      <text:p text:style-name="P115"><text:placeholder text:placeholder-type="text">&lt;if test="o.type_id.code == '4'"&gt;</text:placeholder></text:p>
      <text:p text:style-name="P112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3"><text:span text:style-name="T14">ROSARIO, <text:s/></text:span><text:span text:style-name="T6"><text:placeholder text:placeholder-type="text">&lt;formatLang(o.date, date=True)&gt;</text:placeholder></text:span></text:p>
      <text:p text:style-name="P6"/>
      <text:p text:style-name="P6"/>
      <text:p text:style-name="P13">Sr/Sra/Sres</text:p>
      <text:p text:style-name="P82"><text:placeholder text:placeholder-type="text">&lt;o.subsidy_id.partner_id.name&gt;</text:placeholder></text:p>
      <text:p text:style-name="P82"><text:placeholder text:placeholder-type="text">&lt;o.subsidy_id.partner_id.street&gt;</text:placeholder></text:p>
      <text:p text:style-name="P8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3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2">EXPEDIENTE ADMINISTRATIVO N°</text:p>
          </table:table-cell>
          <table:table-cell table:style-name="Tabla7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08"/>
      <text:p text:style-name="P6"/>
      <text:p text:style-name="P104"><text:placeholder text:placeholder-type="text">&lt;/if&gt;</text:placeholder></text:p>
      <text:p text:style-name="P116"><text:placeholder text:placeholder-type="text">&lt;if test="o.type_id.code == '5'"&gt;</text:placeholder></text:p>
      <text:p text:style-name="P112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2"><text:span text:style-name="T14">ROSARIO, <text:s/></text:span><text:span text:style-name="T6"><text:placeholder text:placeholder-type="text">&lt;formatLang(o.date, date=True)&gt;</text:placeholder></text:span></text:p>
      <text:p text:style-name="P5"/>
      <text:p text:style-name="P15">Sr/Sra/Sres</text:p>
      <text:p text:style-name="P83"><text:placeholder text:placeholder-type="text">&lt;o.subsidy_id.partner_id.name&gt;</text:placeholder></text:p>
      <text:p text:style-name="P83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4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2">EXPEDIENTE ADMINISTRATIVO N°</text:p>
          </table:table-cell>
          <table:table-cell table:style-name="Tabla6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08"/>
      <text:p text:style-name="P5"/>
      <text:p text:style-name="P5">Por medio de la presente le recordamos que el aludido subsidio debió ser rendido con los respectivos comprobantes que justifican el gasto en la fecha indicada.</text:p>
      <text:p text:style-name="P63"><text:span text:style-name="T14">Por lo expuesto, al no contar esta Contaduría general con dicho cumplimiento le solicito tener a bien </text:span><text:span text:style-name="T15">regularizar dentro de los 5 (cinco) días hábiles</text:span><text:span text:style-name="T14"> de recibida la presente la situación planteada.</text:span></text:p>
      <text:p text:style-name="P5">Sin otro motivo en particular y agradeciendo la atención dispensada lo saluda atentamente. </text:p>
      <text:p text:style-name="P103"><text:placeholder text:placeholder-type="text">&lt;/if&gt;</text:placeholder></text:p>
      <text:p text:style-name="P117"><text:placeholder text:placeholder-type="text">&lt;if test="o.type_id.code == '6'"&gt;</text:placeholder></text:p>
      <text:p text:style-name="P112"><text:span text:style-name="T5">Numero Interno :</text:span><text:span text:style-name="T8"><text:placeholder text:placeholder-type="text">&lt;o.subsidy_id.internal_number&gt;</text:placeholder></text:span></text:p>
      <text:p text:style-name="P101"/>
      <text:p text:style-name="P54"><text:span text:style-name="T14">ROSARIO, <text:s/></text:span><text:span text:style-name="T6"><text:placeholder text:placeholder-type="text">&lt;formatLang(o.date, date=True)&gt;</text:placeholder></text:span></text:p>
      <text:p text:style-name="P7"/>
      <text:p text:style-name="P7"/>
      <text:p text:style-name="P14">Sr/Sra/Sres</text:p>
      <text:p text:style-name="P84"><text:placeholder text:placeholder-type="text">&lt;o.subsidy_id.partner_id.name&gt;</text:placeholder></text:p>
      <text:p text:style-name="P84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4"><text:placeholder text:placeholder-type="text">&lt;o.subsidy_id.partner_id.state_id.name&gt;</text:placeholder>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3">EXPEDIENTE ADMINISTRATIVO N°</text:p>
          </table:table-cell>
          <table:table-cell table:style-name="Tabla8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09"/>
      <text:p text:style-name="P7"/>
      <text:p text:style-name="P7">Por medio de la presente le recordamos que el aludido subsidio debió ser rendido con los respectivos comprobantes que justifican el gasto en la fecha indicada.</text:p>
      <text:p text:style-name="P64"><text:span text:style-name="T14">Por lo expuesto, al no contar esta Contaduría general con dicho cumplimiento le solicito tener a bien </text:span><text:span text:style-name="T16">proceder a regularizar la situación planteada asumiendo la presente carácter de último aviso</text:span><text:span text:style-name="T14">.</text:span></text:p>
      <text:p text:style-name="P7">Sin otro motivo en particular y agradeciendo la atención dispensada lo saluda atentamente. </text:p>
      <text:p text:style-name="P129"><text:soft-page-break/><text:placeholder text:placeholder-type="text">&lt;/if&gt;</text:placeholder></text:p>
      <text:p text:style-name="P113"><text:span text:style-name="T7"><text:placeholder text:placeholder-type="text">&lt;if test="o.type_id.code == '7'"&gt;</text:placeholder></text:span><text:span text:style-name="T7"> </text:span></text:p>
      <text:p text:style-name="P112"><text:span text:style-name="T5">Numero Interno: </text:span><text:span text:style-name="T8"><text:placeholder text:placeholder-type="text">&lt;o.subsidy_id.internal_number&gt;</text:placeholder></text:span></text:p>
      <text:p text:style-name="P101"/>
      <text:p text:style-name="P51"><text:span text:style-name="T14">Rosario, <text:s text:c="2"/></text:span><text:span text:style-name="T6"><text:placeholder text:placeholder-type="text">&lt;formatLang(o.date, date=True)&gt;</text:placeholder></text:span><text:span text:style-name="T14">.-</text:span></text:p>
      <text:p text:style-name="P2">Sr.</text:p>
      <text:p text:style-name="P2">President<text:span text:style-name="T21">e</text:span> del </text:p>
      <text:p text:style-name="P2">Concejo Municipal de Rosario</text:p>
      <text:p text:style-name="P132">Conc. <text:s/><text:span text:style-name="T2">Alejandro Rosello</text:span></text:p>
      <text:p text:style-name="P91">Presente</text:p>
      <text:p text:style-name="P16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3">EXPEDIENTE ADMINISTRATIVO N°</text:p>
          </table:table-cell>
          <table:table-cell table:style-name="Tabla9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30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100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09"/>
      <text:p text:style-name="P58"><text:span text:style-name="T14">Al respecto presento rendición documentada adjuntando los comprobantes respectivos</text:span><text:span text:style-name="T6">.</text:span></text:p>
      <text:p text:style-name="P33">Sin otro motivo en particular lo saluda atentamente.</text:p>
      <text:p text:style-name="P17"/>
      <text:p text:style-name="P86"><text:placeholder text:placeholder-type="text">&lt;/if&gt;</text:placeholder></text:p>
      <text:p text:style-name="P105"/>
      <text:p text:style-name="P105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2-14T10:59:15.179591790</dc:date>
    <meta:editing-duration>P2DT6H36M16S</meta:editing-duration>
    <meta:editing-cycles>149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4" meta:word-count="1250" meta:character-count="12929" meta:non-whitespace-character-count="1184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